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Grande" svg:font-family="'Lucida Gran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text-properties fo:font-weight="bold" style:font-weight-asian="bold"/>
    </style:style>
    <style:style style:name="P2" style:family="paragraph" style:parent-style-name="Normal">
      <style:text-properties fo:color="#ff0000" fo:font-weight="bold" style:font-weight-asian="bold"/>
    </style:style>
    <style:style style:name="P3" style:family="paragraph" style:parent-style-name="Normal"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/>
    </style:style>
    <style:style style:name="P4" style:family="paragraph" style:parent-style-name="Normal">
      <style:text-properties fo:font-size="16pt" fo:font-weight="bold" style:font-size-asian="16pt" style:font-weight-asian="bold"/>
    </style:style>
    <style:style style:name="P5" style:family="paragraph" style:parent-style-name="Normal">
      <style:text-properties fo:font-size="20pt" fo:font-weight="bold" style:font-size-asian="20pt" style:font-weight-asian="bold"/>
    </style:style>
    <style:style style:name="P6" style:family="paragraph" style:parent-style-name="Normal">
      <style:text-properties fo:language="el" fo:country="GR" fo:font-weight="bold" style:font-weight-asian="bold"/>
    </style:style>
    <style:style style:name="P7" style:family="paragraph" style:parent-style-name="Normal" style:master-page-name="MP0">
      <style:paragraph-properties style:page-number="auto" fo:break-before="page"/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/>
    </style:style>
    <style:style style:name="P8" style:family="paragraph" style:parent-style-name="Normal">
      <style:text-properties fo:language="el" fo:country="GR"/>
    </style:style>
    <style:style style:name="P9" style:family="paragraph" style:parent-style-name="Normal">
      <style:text-properties fo:language="el" fo:country="GR" fo:font-weight="bold" style:font-weight-asian="bold"/>
    </style:style>
    <style:style style:name="P10" style:family="paragraph" style:parent-style-name="Normal">
      <style:text-properties fo:font-size="16pt" fo:language="el" fo:country="GR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/>
    </style:style>
    <style:style style:name="P11" style:family="paragraph" style:parent-style-name="List_20_Paragraph" style:list-style-name="L1"/>
    <style:style style:name="P12" style:family="paragraph" style:parent-style-name="List_20_Paragraph" style:list-style-name="L1">
      <style:text-properties fo:language="el" fo:country="GR"/>
    </style:style>
    <style:style style:name="P13" style:family="paragraph" style:parent-style-name="List_20_Paragraph" style:list-style-name="L4">
      <style:text-properties fo:language="el" fo:country="GR"/>
    </style:style>
    <style:style style:name="P14" style:family="paragraph" style:parent-style-name="List_20_Paragraph" style:list-style-name="L5">
      <style:text-properties fo:language="el" fo:country="GR"/>
    </style:style>
    <style:style style:name="P15" style:family="paragraph" style:parent-style-name="List_20_Paragraph" style:list-style-name="L2"/>
    <style:style style:name="P16" style:family="paragraph" style:parent-style-name="List_20_Paragraph" style:list-style-name="L3"/>
    <style:style style:name="P17" style:family="paragraph" style:parent-style-name="List_20_Paragraph" style:list-style-name="L4"/>
    <style:style style:name="P18" style:family="paragraph" style:parent-style-name="List_20_Paragraph" style:list-style-name="L5"/>
    <style:style style:name="T1" style:family="text">
      <style:text-properties fo:color="#ff0000" fo:font-weight="bold" style:font-weight-asian="bold"/>
    </style:style>
    <style:style style:name="T2" style:family="text">
      <style:text-properties fo:color="#ff0000" fo:language="el" fo:country="GR" fo:font-weight="bold" style:font-weight-asian="bold"/>
    </style:style>
    <style:style style:name="T3" style:family="text">
      <style:text-properties fo:language="el" fo:country="GR"/>
    </style:style>
    <style:style style:name="T4" style:family="text">
      <style:text-properties fo:language="el" fo:country="GR" fo:font-weight="bold" style:font-weight-asian="bold"/>
    </style:style>
    <style:style style:name="T5" style:family="text">
      <style:text-properties fo:language="en" fo:country="US"/>
    </style:style>
    <text:list-style style:name="L1">
      <text:list-level-style-bullet text:level="1" text:style-name="WW_5f_CharLFO1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3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3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3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3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3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3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3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3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4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4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4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4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4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4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4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4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5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5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5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5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5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5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5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5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3">Καλώς ήρθατε στο</text:span> openSUSE®</text:p>
      <text:p text:style-name="Normal"/>
      <text:p text:style-name="Normal"><text:span text:style-name="T3">Γειά σας</text:span>! <text:span text:style-name="T3">Είμαστε η παγκόσμια κοινότητα </text:span><text:span text:style-name="T5">openSUSE, </text:span><text:span text:style-name="T3">φιλόξενη και δραστήρια στην δημιουργία μιας διανομής </text:span><text:span text:style-name="T5">Linux </text:span><text:span text:style-name="T3">για το μέλλον.</text:span></text:p>
      <text:p text:style-name="Normal"/>
      <text:p text:style-name="Normal"><text:span text:style-name="Default_20_Paragraph_20_Font"><text:span text:style-name="T4">Τι κάνουμε</text:span></text:span></text:p>
      <text:p text:style-name="Normal"><text:span text:style-name="T3">Αναπτύσσουμε μία φοβερή διανομή </text:span><text:span text:style-name="T5">L</text:span>inux <text:span text:style-name="T3">και ισχυρά εργαλεία γύρω από αυτή</text:span>. <text:span text:style-name="T3">Πιστεύουμε στην ελευθερία της δημιουργίας τεχνολογίας που θα επωφελήσει τον καθένα. Επίσης πιστεύουμε στο ότι πρέπει να το διασκεδάζουμε!</text:span></text:p>
      <text:p text:style-name="P8"/>
      <text:p text:style-name="Normal"><text:span text:style-name="Default_20_Paragraph_20_Font"><text:span text:style-name="T4">Δουλεύοντας μαζί</text:span></text:span></text:p>
      <text:p text:style-name="Normal"><text:span text:style-name="T3">Δουλεύουμε εκτενώς με την ευρύτερη κοινότητα του Ελεύθερου Λογισμικού και τις άλλες διανομές </text:span><text:span text:style-name="T5">Linux, </text:span><text:span text:style-name="T3">με την έναρξη νέων έργων συνεργασίας και αγκαλιάζοντας όποιον θέλει ν' αξιοποιήσει την τεχνολογία μας.</text:span></text:p>
      <text:p text:style-name="P8"/>
      <text:p text:style-name="P6">Βοηθώντας σας</text:p>
      <text:p text:style-name="Normal"><text:span text:style-name="T3">Αν είστε νέος χρήστης και ψάχνετε για βοήθεια ή ένας έμπειρος προγραμματιστής που ψάχνει λογισμικό που να παίζει παντού, το </text:span><text:span text:style-name="T5">openSUSE </text:span><text:span text:style-name="T3">παρέχει τα εργαλεία και την υποστήριξη που χρειάζεστε, και με χαρά θα σας βοηθήσουμε.</text:span></text:p>
      <text:p text:style-name="Normal"/>
      <text:p text:style-name="P2"><text:span text:style-name="T3">Συναντήστε μας στο </text:span>openSUSE.org.</text:p>
      <text:p text:style-name="Normal"/>
      <text:p text:style-name="Normal"/>
      <text:p text:style-name="P3">Linux <text:span text:style-name="T3">για Ανοιχτά Μυαλά</text:span></text:p>
      <text:p text:style-name="Normal">(include 4 logos)</text:p>
      <text:p text:style-name="Normal"/>
      <text:p text:style-name="P4"/>
      <text:p text:style-name="P10">Κάτι για Όλους</text:p>
      <text:p text:style-name="Normal"/>
      <text:p text:style-name="P6">Για Χρήστες</text:p>
      <text:p text:style-name="Normal"><text:span text:style-name="T3">Με το </text:span>openSUSE <text:span text:style-name="T3">μπορείτε εύκολα να σχεδιάσετε γραφικά, να δημιουργήσετε έγγραφα και βίντεο ή να σερφάρετε στο διαδίκτυο. Εκατοντάδες εφαρμογές συμπεριλαμβάνονται και χιλιάδες αναβαθμισμένα εργαλεία είναι ένα κλικ μακρυά σας. Είναι έτοιμη για χρήση και από τον πιο απαιτητικό χρήστη οποιαδήποτε στιγμή, οπουδήποτε, οπωσδήποτε.</text:span></text:p>
      <text:p text:style-name="Normal"/>
      <text:p text:style-name="Normal"><text:span text:style-name="Default_20_Paragraph_20_Font"><text:span text:style-name="T4">Για Διαχειριστές</text:span></text:span></text:p>
      <text:p text:style-name="Normal"><text:span text:style-name="T3">Το </text:span>openSUSE <text:span text:style-name="T3">πληρεί όλες τις ανάγκες σας για δικτύωση, διαχείριση και συντήρηση για το σπίτι ή μια μικρή επιχείρηση. Δημιουργήστε έναν ηλεκτρονικού ταχυδρομείου, διαδικτυακό ή αρχείων διακομιστή. Διαχειριστείτε τους λογαριασμούς των χρηστών. Δημιουργήστε εικονικές μηχανές ή ένα τοίχος προστασίας. Και χάρη στο </text:span><text:span text:style-name="T5">YaST, </text:span><text:span text:style-name="T3">το πιο</text:span> <text:span text:style-name="T3">ολοκληρομένο και ισχυρό εργαλείο διαχείρισης στη βιομηχανία</text:span>, <text:span text:style-name="T3">μπορείτε να διαχειριστείτε με ευκολία το περιβάλλον σας.</text:span></text:p>
      <text:p text:style-name="Normal"/>
      <text:p text:style-name="Normal"><text:span text:style-name="Default_20_Paragraph_20_Font"><text:span text:style-name="T4">Για Προγραμματιστές</text:span></text:span></text:p>
      <text:p text:style-name="Normal"><text:span text:style-name="T3">Με απαράμιλλη σταθερότητα, ευελιξία και ενημερωμένες εκδόσεις για όλα τα εργαλεία και τις βιβλιοθήκες, δεν υπάρχει καλύτερη διανομή </text:span><text:span text:style-name="T5">Linux </text:span><text:span text:style-name="T3">γι' ανάπτυξη λογισμικού.</text:span></text:p>
      <text:p text:style-name="Normal"><text:soft-page-break/></text:p>
      <text:p text:style-name="P2"><text:span text:style-name="T3">Δοκιμάστε το στο </text:span>download.opensuse.org.</text:p>
      <text:p text:style-name="P5"/>
      <text:p text:style-name="P5"><text:span text:style-name="T3">Τι είναι</text:span> Cool <text:span text:style-name="T3">για το </text:span>openSUSE?</text:p>
      <text:p text:style-name="P4"/>
      <text:p text:style-name="P3">SUSE Studio</text:p>
      <text:p text:style-name="Normal"/>
      <text:p text:style-name="P1">COOL</text:p>
      <text:list xml:id="list40716517" text:style-name="L1">
        <text:list-item>
          <text:p text:style-name="P12">Χτίστε μία πλήρης διανομή από έναν περιηγητή ιστού, προσαρμοσμένο με τα δικά σας πακέτα, σενάρια και γραφικά.</text:p>
        </text:list-item>
        <text:list-item>
          <text:p text:style-name="P11"><text:span text:style-name="T3">Χτίστε στην τελευταία έκδοση του </text:span>openSUSE, <text:span text:style-name="T3">ή στις αξιόπιστες </text:span><text:span text:style-name="T5">S</text:span>USE Linux Enterprise <text:span text:style-name="T3">πλατφόρμες</text:span>.</text:p>
        </text:list-item>
      </text:list>
      <text:p text:style-name="Normal"/>
      <text:p text:style-name="P1">COOL++</text:p>
      <text:list xml:id="list40728120" text:style-name="L2">
        <text:list-item>
          <text:p text:style-name="P15"><text:span text:style-name="T3">Δοκιμάστε το λειτουργικό σας σύστημα μέσω </text:span>Secure Shell (SSH) <text:span text:style-name="T3">ή περιηγητή ιστού, και οι αλλαγές σου αποθηκεύονται στην εφαρμογή</text:span>. <text:span text:style-name="T3">Η επιλογές εξόδου περιλαμβάνουν τα</text:span> VMware, KVM <text:span text:style-name="T3">και</text:span> LiveCD/USB <text:span text:style-name="T3">με </text:span>one-click <text:span text:style-name="T3">ανάπτυξη στο </text:span>Amazon EC2.</text:p>
        </text:list-item>
        <text:list-item>
          <text:p text:style-name="P15"><text:span text:style-name="T3">Συμπεριλαμβάνετε το </text:span>WebYaST <text:span text:style-name="T3">και κάντε το λειτουργικό σας σύστημα να ρυθμίζεται από οποιαδήποτε περιηγητή ιστού.</text:span></text:p>
        </text:list-item>
        <text:list-item>
          <text:p text:style-name="P15"><text:span text:style-name="T3">Εξαγάγετε τη διαμόρφωση σαν </text:span>KIWI XML <text:span text:style-name="T3">για χτίσιμο στο </text:span>OBS.</text:p>
        </text:list-item>
      </text:list>
      <text:p text:style-name="Normal"/>
      <text:p text:style-name="P2"><text:span text:style-name="T3">Δοκιμάστε το</text:span> Studio <text:span text:style-name="T3">στο </text:span>susestudio.com.</text:p>
      <text:p text:style-name="Normal"/>
      <text:p text:style-name="P4"/>
      <text:p text:style-name="P3">Open Build Service</text:p>
      <text:p text:style-name="Normal"/>
      <text:p text:style-name="P1">COOL</text:p>
      <text:list xml:id="list40723153" text:style-name="L3">
        <text:list-item>
          <text:p text:style-name="P16"><text:span text:style-name="T3">Ισχυρό σύστημα χτισίματος για οποιοδήποτε είδος πακέτων </text:span>(deb, rpm, tgz, exe) <text:span text:style-name="T3">ή αρχιτεκτονικής </text:span>(ARMv5/v7, x86, x86_64).</text:p>
        </text:list-item>
      </text:list>
      <text:p text:style-name="Normal"/>
      <text:p text:style-name="P1">COOL++</text:p>
      <text:list xml:id="list43689180" text:continue-numbering="true" text:style-name="L3">
        <text:list-item>
          <text:p text:style-name="P16"><text:span text:style-name="T3">Παίρνει κώδικα απευθείας από </text:span>git <text:span text:style-name="T3">ή</text:span> svn <text:span text:style-name="T3">και χτίζει κάθε πακέτο σε ένα νέο εικονικό μηχάνημα </text:span>(VM) <text:span text:style-name="T3">για καλύτερη αξιοπιστία και επαναλαμβανόμενο έλεγχο των αποτελεσμάτων.</text:span></text:p>
        </text:list-item>
        <text:list-item>
          <text:p text:style-name="P16"><text:span text:style-name="T3">Παρέχει </text:span>API <text:span text:style-name="T3">για την ενσωμάτωση σε εφαρμογές, άλλα έργα του </text:span>open build service (OBS) <text:span text:style-name="T3">ή ιστοσελίδες</text:span>.</text:p>
        </text:list-item>
        <text:list-item>
          <text:p text:style-name="P16"><text:span text:style-name="T3">Παρέχει ισχυρά χαρακτηριστικά συνεργασίας συμπεριλαμβανομένων της δημιουργίας ομάδων ή έργων, και το </text:span>fork <text:span text:style-name="T3">πακέτων</text:span>.</text:p>
        </text:list-item>
        <text:list-item>
          <text:p text:style-name="P16"><text:span text:style-name="T3">Το </text:span>build.opensuse.org <text:span text:style-name="T3">αυτή τη στιγμή υποστηρίζει </text:span>27 <text:span text:style-name="T3">διανομές </text:span>Linux <text:span text:style-name="T3">σε έξι αρχιτεκτονικές και έχει περισσότερους από </text:span>30,000 <text:span text:style-name="T3">χρήστες που χτίζουν περισσότερα από 1</text:span>50,000 <text:span text:style-name="T3">πακέτα</text:span>.</text:p>
        </text:list-item>
        <text:list-item>
          <text:p text:style-name="P16"><text:soft-page-break/><text:span text:style-name="T3">Το </text:span>OBS <text:span text:style-name="T3">χρησημοποιείται από βασικές εταιρίες όπως η </text:span>Dell <text:span text:style-name="T3">αλλά και από κοινοτικά έργα όπως το </text:span>VLC.</text:p>
        </text:list-item>
        <text:list-item>
          <text:p text:style-name="P16"><text:span text:style-name="T3">Χάρη στο εργαλείο </text:span>KIWI, <text:span text:style-name="T3">το </text:span>OBS <text:span text:style-name="T3">μπορεί να χτίζει σχεδόν οποιαδήποτε εικόνα λειτουργικού συστήματος, συμπεριλαμβανομένων και των γνωστών </text:span>VM <text:span text:style-name="T3">καταλήξεων, εικόνες δίσκων και </text:span>Live CD.</text:p>
        </text:list-item>
      </text:list>
      <text:p text:style-name="Normal"/>
      <text:p text:style-name="P2"><text:span text:style-name="T3">Μάθετε για το</text:span> OBS <text:span text:style-name="T3">στο</text:span> openbuildservice.org.</text:p>
      <text:p text:style-name="Normal"/>
      <text:p text:style-name="P3"/>
      <text:p text:style-name="P3"/>
      <text:p text:style-name="P3"/>
      <text:p text:style-name="P3">Tumbleweed</text:p>
      <text:p text:style-name="Normal"/>
      <text:p text:style-name="P1">COOL</text:p>
      <text:list xml:id="list40725125" text:style-name="L4">
        <text:list-item>
          <text:p text:style-name="P17"><text:span text:style-name="T3">Το </text:span>Tumbleweed <text:span text:style-name="T3">προσφέρει ένα κυλιόμενο αποθετήριο λογισμικού για το </text:span><text:span text:style-name="T5">openSUSE </text:span><text:span text:style-name="T3">για να μπορέσετε ν' αποδράσετε από τον κύκλο αναβαθμίσεων και ν' απολαύσετε την ομαλή και σταθερή πρόοδο.</text:span></text:p>
        </text:list-item>
      </text:list>
      <text:p text:style-name="P1"/>
      <text:p text:style-name="P1">COOL++</text:p>
      <text:list xml:id="list43711370" text:continue-numbering="true" text:style-name="L4">
        <text:list-item>
          <text:p text:style-name="P17"><text:span text:style-name="T3">Πάντα το τελευταίο λογισμικό χωρίς την δυσκολία που τυπικά έχει μια κυλιόμενη διανομή</text:span>.</text:p>
        </text:list-item>
        <text:list-item>
          <text:p text:style-name="P17"><text:span text:style-name="T3">Επαναφορά οποιαδήποτε στιγμή στην σταθερή έκδοση του </text:span>openSUSE <text:span text:style-name="T3">διαγράφοντας το αποθετήριο λογισμικού </text:span>tumbleweed.</text:p>
        </text:list-item>
        <text:list-item>
          <text:p text:style-name="P17"><text:span text:style-name="T3">Το </text:span>openSUSE Tumbleweed <text:span text:style-name="T3">είναι ένα εξελισσόμενο έργο. Ενθαρύνουμε τους δοκιμαστές να εγγραφούν στη λίστα ηλεκτρονικού ταχυδρομείου και να μας παρέχουν ανατροφοδότηση. Νέοι συνεισφέροντες στο έργο είναι επίσης ευπρόσδεκτοι.</text:span></text:p>
        </text:list-item>
      </text:list>
      <text:p text:style-name="Normal"/>
      <text:p text:style-name="P2"><text:span text:style-name="T3">Δείτε το </text:span>Tumbleweed <text:span text:style-name="T3">στο </text:span>opensuse.org/tumbleweed.</text:p>
      <text:p text:style-name="Normal"/>
      <text:p text:style-name="Normal"/>
      <text:p text:style-name="Normal"/>
      <text:p text:style-name="P3"><text:span text:style-name="T3">Ελευθερία</text:span> &amp; <text:span text:style-name="T3">Επιλογή</text:span></text:p>
      <text:p text:style-name="Normal"/>
      <text:p text:style-name="P1">COOL</text:p>
      <text:list xml:id="list43708101" text:continue-numbering="true" text:style-name="L4">
        <text:list-item>
          <text:p text:style-name="P17"><text:span text:style-name="T3">Το </text:span>openSUSE <text:span text:style-name="T3">αποτελείτε εξολοκλήρου από ελεύθερο και ανοιχτού κώδικα λογισμικό. Αλλά εάν χρειαστείτε, το </text:span>flash <text:span text:style-name="T3">και η υποστήριξη πολυμέσων είναι διαθέσιμη και εύκολη να το αποκτήσετε</text:span>.</text:p>
        </text:list-item>
      </text:list>
      <text:p text:style-name="Normal"/>
      <text:p text:style-name="P1">COOL++</text:p>
      <text:list xml:id="list43685190" text:continue-numbering="true" text:style-name="L4">
        <text:list-item>
          <text:p text:style-name="P17"><text:span text:style-name="T3">Τα βασικά γραφικά περιβάλλοντα </text:span>GNOME, KDE, LXDE <text:span text:style-name="T3">και</text:span> XFCE <text:span text:style-name="T3">υποστηρίζονται πλήρως και έρχονται σε ένα </text:span>DVD <text:span text:style-name="T3">όλα, οπότε είναι δικιά σας επιλογή ποιο θα χρησημοποιήσετε</text:span>.</text:p>
        </text:list-item>
      </text:list>
      <text:p text:style-name="Normal"/>
      <text:p text:style-name="P2"><text:soft-page-break/><text:span text:style-name="T3">Κατεβάστε το </text:span>openSUSE <text:span text:style-name="T3">στο</text:span> download.opensuse.org.</text:p>
      <text:p text:style-name="Normal"/>
      <text:p text:style-name="Normal"/>
      <text:p text:style-name="P4">openQA</text:p>
      <text:p text:style-name="Normal"/>
      <text:p text:style-name="P1">COOL</text:p>
      <text:list xml:id="list43691882" text:continue-numbering="true" text:style-name="L4">
        <text:list-item>
          <text:p text:style-name="P13">Πλήρως αυτοματοποιημένη δοκιμή οποιαδήποτε λογισμικού</text:p>
        </text:list-item>
        <text:list-item>
          <text:p text:style-name="P13">Τραβάει συνεχώς στιγμιότυπα και τα συγκρίνει με το επιθυμητό αποτέλεσμα</text:p>
        </text:list-item>
        <text:list-item>
          <text:p text:style-name="P17"><text:span text:style-name="T3">Εύκολη διαδυκτιακή διεπαφή με καθαρή εμφάνιση κατάσταση </text:span><text:span text:style-name="T5">(cle</text:span>ar status view)</text:p>
        </text:list-item>
      </text:list>
      <text:p text:style-name="Normal"/>
      <text:p text:style-name="P1">COOL++</text:p>
      <text:list xml:id="list40708451" text:style-name="L5">
        <text:list-item>
          <text:p text:style-name="P14">Τα σενάρια δοκιμών είναι εύκολο να γραφτούν.<text:bookmark-start text:name="_GoBack"/><text:bookmark-end text:name="_GoBack"/></text:p>
        </text:list-item>
        <text:list-item>
          <text:p text:style-name="P18"><text:span text:style-name="T3">Τα στιγμιότυπα μπορούν να κατεβαστούν σαν βίντεο</text:span>.</text:p>
        </text:list-item>
      </text:list>
      <text:p text:style-name="Normal"/>
      <text:p text:style-name="Normal"><text:span text:style-name="Default_20_Paragraph_20_Font"><text:span text:style-name="Default_20_Paragraph_20_Font"><text:span text:style-name="T2">Δείτε το στην πράξη στο</text:span></text:span></text:span><text:span text:style-name="Default_20_Paragraph_20_Font"><text:span text:style-name="T1"> openqa.opensuse.org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Grande" svg:font-family="'Lucida Gran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106cm" fo:hyphenation-ladder-count="no-limit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106cm" fo:hyphenation-ladder-count="no-limit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423cm" fo:margin-bottom="0.106cm" fo:hyphenation-ladder-count="no-limit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.106cm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423cm" fo:margin-bottom="0.106cm" fo:hyphenation-ladder-count="no-limit"/>
      <style:text-properties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423cm" fo:margin-bottom="0.106cm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423cm" fo:margin-bottom="0.106cm" fo:hyphenation-ladder-count="no-limit"/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Caption" style:family="paragraph" style:parent-style-name="Normal" style:next-style-name="Normal" style:class="extra">
      <style:paragraph-properties fo:margin-top="0.212cm" fo:margin-bottom="0.212cm"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Title" style:family="paragraph" style:parent-style-name="Normal" style:default-outline-level="1" style:list-style-name="" style:class="chapter">
      <style:paragraph-properties fo:margin-top="0.423cm" fo:margin-bottom="0.106cm" fo:text-align="center" style:justify-single-word="false" fo:hyphenation-ladder-count="no-limit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 fo:hyphenate="false" fo:hyphenation-remain-char-count="0" fo:hyphenation-push-char-count="0"/>
    </style:style>
    <style:style style:name="Subtitle" style:family="paragraph" style:parent-style-name="Normal" style:default-outline-level="2" style:list-style-name="" style:class="chapter">
      <style:paragraph-properties fo:margin-top="0cm" fo:margin-bottom="0.106cm" fo:text-align="center" style:justify-single-word="false" fo:hyphenation-ladder-count="no-limit"/>
      <style:text-properties style:font-name="Arial" style:font-name-complex="Arial"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mment_20_Text" style:display-name="Comment Text" style:family="paragraph" style:parent-style-name="Normal">
      <style:paragraph-properties fo:hyphenation-ladder-count="no-limit"/>
      <style:text-properties fo:hyphenate="false" fo:hyphenation-remain-char-count="0" fo:hyphenation-push-char-count="0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Lucida Grande" fo:font-size="9pt" style:font-size-asian="9pt" style:font-size-complex="9pt" fo:hyphenate="false" fo:hyphenation-remain-char-count="0" fo:hyphenation-push-char-count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size="11pt" style:font-size-asian="11pt" style:font-name-complex="Arial" style:font-size-complex="11pt"/>
    </style:style>
    <style:style style:name="Title_20_Char" style:display-name="Title Char" style:family="text" style:parent-style-name="Default_20_Paragraph_20_Font"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Arial" fo:font-size="12pt" style:font-size-asian="12pt" style:font-name-complex="Arial" style:font-size-complex="12pt"/>
    </style:style>
    <style:style style:name="Comment_20_Reference" style:display-name="Comment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>
      <style:text-properties fo:font-size="12pt" style:font-size-asian="12pt" style:font-size-complex="12pt"/>
    </style:style>
    <style:style style:name="Comment_20_Subject_20_Char" style:display-name="Comment Subject Char" style:family="text" style:parent-style-name="Comment_20_Text_20_Char">
      <style:text-properties fo:font-size="12pt" fo:font-weight="bold" style:font-size-asian="12pt" style:font-weight-asian="bold" style:font-size-complex="12pt" style:font-weight-complex="bold"/>
    </style:style>
    <style:style style:name="Balloon_20_Text_20_Char" style:display-name="Balloon Text Char" style:family="text" style:parent-style-name="Default_20_Paragraph_20_Font">
      <style:text-properties style:font-name="Lucida Grande" fo:font-size="9pt" style:font-size-asian="9pt" style:font-size-complex="9pt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302</meta:generator>
    <meta:initial-creator>Scott Corfield</meta:initial-creator>
    <meta:creation-date>2011-11-17T00:11:00Z</meta:creation-date>
    <dc:date>2011-11-23T23:57:24.42</dc:date>
    <meta:editing-cycles>15</meta:editing-cycles>
    <meta:editing-duration>PT4H40M16S</meta:editing-duration>
    <meta:document-statistic meta:table-count="0" meta:image-count="0" meta:object-count="0" meta:page-count="4" meta:paragraph-count="63" meta:word-count="745" meta:character-count="5078" meta:non-whitespace-character-count="4419"/>
    <meta:template xlink:type="simple" xlink:actuate="onRequest" xlink:title="" xlink:href="Normal.dotm"/>
  </office:meta>
</office:document-meta>
</file>